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DPDiscoveryManag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Manager.UDPDiscover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DPDiscoveryManager.getService( ITCPLateralCacheAttributes lca , ICompositeCacheManager cacheMg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